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6E0000006EEE753DEA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/>
    </style:style>
    <style:style style:name="P2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rsid="000e8e9d" officeooo:paragraph-rsid="0010799b"/>
    </style:style>
    <style:style style:name="P3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e6c85"/>
    </style:style>
    <style:style style:name="P4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1005b"/>
    </style:style>
    <style:style style:name="P5" style:family="paragraph" style:parent-style-name="Text_20_body" style:master-page-name="">
      <loext:graphic-properties draw:fill="none"/>
      <style:paragraph-properties fo:margin-left="3.6cm" fo:margin-right="-0.499cm" fo:margin-top="0cm" fo:margin-bottom="0.199cm" style:contextual-spacing="false" fo:line-height="108%" fo:text-indent="-3.6cm" style:auto-text-indent="false" style:page-number="auto" fo:background-color="transparent">
        <style:tab-stops>
          <style:tab-stop style:position="0.609cm"/>
        </style:tab-stops>
      </style:paragraph-properties>
      <style:text-properties officeooo:paragraph-rsid="006958cf"/>
    </style:style>
    <style:style style:name="P6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506850"/>
    </style:style>
    <style:style style:name="P7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0f1061"/>
    </style:style>
    <style:style style:name="P8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3.6cm"/>
        </style:tab-stops>
      </style:paragraph-properties>
      <style:text-properties fo:language="de" fo:country="DE" officeooo:paragraph-rsid="004466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454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officeooo:rsid="00693fae" style:font-weight-asian="bold" style:font-weight-complex="bold"/>
    </style:style>
    <style:style style:name="T5" style:family="text">
      <style:text-properties officeooo:rsid="00548752"/>
    </style:style>
    <style:style style:name="T6" style:family="text">
      <style:text-properties officeooo:rsid="006958cf"/>
    </style:style>
    <style:style style:name="T7" style:family="text">
      <style:text-properties officeooo:rsid="0010799b"/>
    </style:style>
    <style:style style:name="T8" style:family="text">
      <style:text-properties fo:font-style="italic" officeooo:rsid="0010799b" style:font-style-asian="italic" style:font-style-complex="italic"/>
    </style:style>
    <style:style style:name="T9" style:family="text">
      <style:text-properties officeooo:rsid="004e6c85"/>
    </style:style>
    <style:style style:name="T10" style:family="text">
      <style:text-properties officeooo:rsid="0065b7e9"/>
    </style:style>
    <style:style style:name="T11" style:family="text">
      <style:text-properties fo:language="de" fo:country="DE"/>
    </style:style>
    <style:style style:name="T12" style:family="text">
      <style:text-properties fo:language="de" fo:country="DE" officeooo:rsid="000e8e9d"/>
    </style:style>
    <style:style style:name="T13" style:family="text">
      <style:text-properties fo:language="de" fo:country="DE" officeooo:rsid="006958cf"/>
    </style:style>
    <style:style style:name="T14" style:family="text">
      <style:text-properties fo:language="de" fo:country="DE" officeooo:rsid="00124d02"/>
    </style:style>
    <style:style style:name="T15" style:family="text">
      <style:text-properties fo:language="de" fo:country="DE" officeooo:rsid="0028ca19"/>
    </style:style>
    <style:style style:name="T16" style:family="text">
      <style:text-properties fo:language="de" fo:country="DE" officeooo:rsid="0067a68d"/>
    </style:style>
    <style:style style:name="T17" style:family="text">
      <style:text-properties fo:language="de" fo:country="DE" officeooo:rsid="002aada3"/>
    </style:style>
    <style:style style:name="T18" style:family="text">
      <style:text-properties fo:language="de" fo:country="DE" officeooo:rsid="004466b2"/>
    </style:style>
    <style:style style:name="T19" style:family="text">
      <style:text-properties officeooo:rsid="000f9681"/>
    </style:style>
    <style:style style:name="T20" style:family="text">
      <style:text-properties officeooo:rsid="000e8e9d"/>
    </style:style>
    <style:style style:name="T21" style:family="text">
      <style:text-properties officeooo:rsid="000a5f86"/>
    </style:style>
    <style:style style:name="T22" style:family="text">
      <style:text-properties officeooo:rsid="004466b2"/>
    </style:style>
    <style:style style:name="T23" style:family="text">
      <style:text-properties officeooo:rsid="00198e50"/>
    </style:style>
    <style:style style:name="T24" style:family="text">
      <style:text-properties fo:font-style="italic" officeooo:rsid="0000a549" style:font-style-asian="italic" style:font-style-complex="italic"/>
    </style:style>
    <style:style style:name="T25" style:family="text">
      <style:text-properties officeooo:rsid="003936ac"/>
    </style:style>
    <style:style style:name="T26" style:family="text">
      <style:text-properties officeooo:rsid="000f1061"/>
    </style:style>
    <style:style style:name="T27" style:family="text">
      <style:text-properties officeooo:rsid="003aa140"/>
    </style:style>
    <style:style style:name="T28" style:family="text">
      <style:text-properties fo:font-weight="bold" officeooo:rsid="000e8e9d" style:font-weight-asian="bold" style:font-weight-complex="bold"/>
    </style:style>
    <style:style style:name="T29" style:family="text">
      <style:text-properties officeooo:rsid="0015c29b"/>
    </style:style>
    <style:style style:name="T30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32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6" style:family="text">
      <style:text-properties officeooo:rsid="0012912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CoRe:<text:tab/><text:span text:style-name="T1">My</text:span> <text:span text:style-name="T1">Co</text:span>ntent <text:span text:style-name="T1">Re</text:span>pository, sprich ['maikɔːr]</text:p>
      <text:p text:style-name="P1">Lizenz:<text:tab/><text:span text:style-name="T1">Freie Software</text:span>, <text:span text:style-name="T2">lizenziert </text:span>unter der <text:span text:style-name="T3">GNU General Public License</text:span> (GPL) </text:p>
      <text:p text:style-name="P1">Entwickler:<text:tab/><text:span text:style-name="T1">MyCoRe-Community</text:span></text:p>
      <text:p text:style-name="P1">Homepage: <text:tab/><text:span text:style-name="T1">http</text:span><text:span text:style-name="T4">s</text:span><text:span text:style-name="T1">://www.mycore.de</text:span></text:p>
      <text:p text:style-name="P1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1">Sprache:<text:tab/>Sprache der MyCoRe-Anwendung ist anpassbar, Dokumentation in deutsch</text:p>
      <text:p text:style-name="P2">LTS-Release:<text:tab/>20<text:span text:style-name="T5">2</text:span><text:span text:style-name="T6">5</text:span><text:span text:style-name="T5">.06</text:span> <text:span text:style-name="T7">(</text:span><text:span text:style-name="T8">Lo</text:span><text:span text:style-name="T3">ng Term Support</text:span><text:span text:style-name="T7">)</text:span></text:p>
      <text:p text:style-name="P3">Aktuelle Version:<text:tab/><text:span text:style-name="T9">202</text:span><text:span text:style-name="T6">5</text:span><text:span text:style-name="T9">.</text:span><text:span text:style-name="T10">1</text:span><text:span text:style-name="T6">2</text:span></text:p>
      <text:p text:style-name="P4">Betriebssystem:<text:tab/>Linux, Mac OS X, Unix, Windows</text:p>
      <text:p text:style-name="P5"><text:span text:style-name="T11">Systemanforderung:<text:tab/>Web Application Server: <text:line-break/>Apache Tomcat 10.1.x, Jetty </text:span>11.x <text:span text:style-name="T11">oder </text:span><text:span text:style-name="T12">andere Servlet-Engine, Vers. </text:span><text:span text:style-name="T13">6</text:span><text:span text:style-name="T12">.</text:span><text:span text:style-name="T13">0, Jakarta EE</text:span><text:span text:style-name="T11"><text:line-break/>Datenbank: </text:span><text:span text:style-name="T14">PostgreSQL, </text:span><text:span text:style-name="T11">MySQL, Oracle, IBM DB2, <text:s/>oder eine <text:line-break/>andere relationale Datenbank, </text:span><text:span text:style-name="T15">die mit Hibernate verwendet werden kann</text:span><text:span text:style-name="T11"><text:line-break/>Java </text:span><text:span text:style-name="T13">21</text:span><text:span text:style-name="T11"> </text:span><text:span text:style-name="T16">(OpenJDK)</text:span><text:span text:style-name="T11"> </text:span><text:span text:style-name="T17">und für Entwicklung:</text:span><text:span text:style-name="T11"> </text:span><text:span text:style-name="T18">Maven und Git</text:span><text:span text:style-name="T11"> <text:line-break/></text:span><text:span text:style-name="T12">Solr-Server</text:span></text:p>
      <text:p text:style-name="P6">Download:<text:tab/>https://www.mycore.de/site/download/<text:span text:style-name="T19"> und https://github.com/MyCoRe-Org<text:line-break/> <text:tab/>https://www.mycore.de/documentation/apps/mir/mir_install/</text:span></text:p>
      <text:p text:style-name="P7">Funktionalität:<text:tab/><text:span text:style-name="T20">Das </text:span>MyCoRe-<text:span text:style-name="T20">Framework</text:span> stellt alle Grundfunktionen von Dokumenten- und Publikationsservern bereit. Durch Anpassungen in XML, XSL <text:span text:style-name="T21">und CSS</text:span> können eigene Webanwendungen mit MyCoRe entwickelt werden. Die Suchfunktion ermöglicht Recherche in Metadaten, Volltexten und XML-Strukturen. Einfache oder auch umfangreichere Suchmasken können selbst definiert werden. Grund<text:span text:style-name="T22">­</text:span>funktionen der Benutzung <text:span text:style-name="T23">via</text:span> Webschnittstelle sind das Erstellen, Verwalten und Bearbeiten aller Inhalte über Online-Eingabeformulare mit <text:s/>mehrsprachiger Ober<text:span text:style-name="T22">­</text:span>fläche (I18N). Intern verwendet MyCoRe XML als Speicher- und Datenaustausch<text:span text:style-name="T22">­</text:span>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20">Dublin Core, </text:span><text:span text:style-name="T24">MODS</text:span>, XMetaDiss, Epicur) und in Klassifikationen (z.B. DDC). Metadatenmodelle sind anpassbar und erweiterbar. <text:span text:style-name="T3">Persistente Identifier</text:span> (URNs, <text:span text:style-name="T25">DOI</text:span>) sichern den dauerhaften Zugriff auf die Daten. Schnittstellen und Protokolle werden unterstützt, wie z.B. das <text:span text:style-name="T3">OAI Protocol for Metadata Harvesting</text:span>, das <text:span text:style-name="T3">Simple Web-service Offering Repository Deposit</text:span> (SWORD), <text:span text:style-name="T20">REST</text:span> oder über Suchmaschinen-Robots. Der Zugriff auf Daten in MyCoRe kann gezielt gesteuert werden über eine Benutzer- und Rechte<text:span text:style-name="T22">­</text:span>ver<text:span text:style-name="T22">­</text:span>waltung. <text:span text:style-name="T26">Weiterhin besteht die Möglichkeit über LDAP oder Shibboleth den Zugriff zu steuern und ü</text:span>ber <text:span text:style-name="T3">Access Control Listen</text:span> (ACLs) die Zugriffs- und Bearbeitungsrechte auf ein Objekt <text:span text:style-name="T26">zu definieren</text:span>. </text:p>
      <text:p text:style-name="P8"><text:span text:style-name="T27">Anwendungen: <text:tab/></text:span><text:span text:style-name="T28">MIR</text:span>, <text:span text:style-name="T29">das </text:span><text:span text:style-name="T30">M</text:span><text:span text:style-name="T31">ODS</text:span><text:span text:style-name="T30"> Institutional Repository</text:span><text:span text:style-name="T32"> </text:span><text:span text:style-name="T33">basiert auf <text:s/>dem MyCoRe-Framework und kann Out-Of-The-Box installiert </text:span><text:span text:style-name="T34">und genutzt </text:span><text:span text:style-name="T33">werden</text:span><text:span text:style-name="T35">:</text:span><text:span text:style-name="T30"> </text:span><text:span text:style-name="T36">https://mycore.de/mir<text:line-break/></text:span>Weitere Anwendungsbeispiele unter https://www.mycore.de/site/applications/list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chapter"/>
    <style:style style:name="Heading_20_3" style:display-name="Heading 3" style:family="paragraph" style:parent-style-name="Heading" style:class="chapter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top="0cm" fo:margin-bottom="0cm" style:contextual-spacing="false" fo:text-align="end" style:justify-single-word="false"/>
      <style:text-properties fo:language="de" fo:country="DE"/>
    </style:style>
    <style:style style:name="MP2" style:family="paragraph" style:parent-style-name="Text_20_body">
      <style:paragraph-properties fo:margin-top="0cm" fo:margin-bottom="0cm" style:contextual-spacing="false"/>
      <style:text-properties style:font-name="Arial" fo:font-size="18pt" fo:language="de" fo:country="DE" fo:font-weight="bold" style:font-name-asian="Tahoma1" style:font-size-asian="18pt" style:font-weight-asian="bold" style:font-size-complex="18pt"/>
    </style:style>
    <style:style style:name="MP3" style:family="paragraph" style:parent-style-name="Footer">
      <style:text-properties fo:language="de" fo:country="DE"/>
    </style:style>
    <style:style style:name="MT1" style:family="text">
      <style:text-properties fo:color="#15516e" loext:opacity="100%" style:font-name="Arial" fo:font-size="16pt" fo:font-weight="bold" style:font-name-asian="Tahoma1" style:font-size-asian="16pt" style:font-weight-asian="bold" style:font-size-complex="20pt"/>
    </style:style>
    <style:style style:name="MT2" style:family="text">
      <style:text-properties fo:color="#15516e" loext:opacity="100%" fo:font-family="'Source Code Pro'" fo:font-size="20pt" fo:font-weight="bold" style:font-size-asian="20pt" style:font-size-complex="20pt"/>
    </style:style>
    <style:style style:name="MT3" style:family="text">
      <style:text-properties fo:color="#15516e" loext:opacity="100%" fo:font-family="'Source Code Pro Black'" style:font-style-name="Regular" style:font-family-generic="modern" style:font-pitch="fixed" fo:font-size="20pt" fo:font-weight="bold" style:font-size-asian="20pt" style:font-size-complex="20pt"/>
    </style:style>
    <style:style style:name="MT4" style:family="text">
      <style:text-properties fo:color="#4c4c4c" loext:opacity="100%"/>
    </style:style>
    <style:style style:name="MT5" style:family="text">
      <style:text-properties fo:font-family="'Times New Roman'" style:font-family-generic="roman"/>
    </style:style>
    <style:style style:name="MT6" style:family="text">
      <style:text-properties fo:color="#4c4c4c" loext:opacity="100%" fo:font-family="'Times New Roman'" style:font-family-generic="roman" officeooo:rsid="0033496f"/>
    </style:style>
    <style:style style:name="MT7" style:family="text">
      <style:text-properties fo:color="#4c4c4c" loext:opacity="100%" officeooo:rsid="0050d9d1"/>
    </style:style>
    <style:style style:name="MT8" style:family="text">
      <style:text-properties fo:color="#4c4c4c" loext:opacity="100%" officeooo:rsid="006a2400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EE753DEA.png" xlink:type="simple" xlink:show="embed" xlink:actuate="onLoad" draw:mime-type="image/png"/></draw:frame></text:span><text:span text:style-name="MT3">Re/&gt;</text:span></text:p>
        <text:p text:style-name="MP2">Datenblatt</text:p>
      </style:header>
      <style:footer>
        <text:p text:style-name="MP3"><text:tab/><text:span text:style-name="MT4">MyCoRe-Datenblatt </text:span><text:span text:style-name="MT5">©</text:span><text:span text:style-name="MT4"> MyCoRe </text:span><text:span text:style-name="MT6">®</text:span><text:span text:style-name="MT4">, 20</text:span><text:span text:style-name="MT7">2</text:span><text:span text:style-name="MT8">6</text:span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MyCoRe-Datenblatt</dc:title>
    <dc:subject>Datenblatt für die Repository-Software MyCoRe</dc:subject>
    <meta:keyword>MyCoRe; www.mycore.de; Institutional Repository; Dokumentenserver; Open-Source-Software</meta:keywor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page-count="1" meta:table-count="0" meta:image-count="1" meta:object-count="0" meta:paragraph-count="16" meta:word-count="331" meta:character-count="2952"/>
  </office:meta>
</office:document-meta>
</file>